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64cm" fo:min-width="3.117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12cm"/>
    </style:style>
    <style:style style:name="gr3" style:family="graphic" style:parent-style-name="standard">
      <style:graphic-properties draw:stroke="none" svg:stroke-color="#000000" draw:fill="none" draw:fill-color="#ffffff" fo:min-height="1.119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789cm"/>
    </style:style>
    <style:style style:name="gr8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643cm"/>
    </style:style>
    <style:style style:name="gr10" style:family="graphic" style:parent-style-name="objectwithoutfill">
      <style:graphic-properties draw:stroke="solid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64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text-properties fo:font-size="12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6pt" style:font-size-complex="6pt"/>
    </style:style>
    <style:style style:name="P10" style:family="paragraph">
      <loext:graphic-properties draw:fill="none" draw:fill-color="#ffffff"/>
      <style:text-properties fo:font-size="12pt" fo:font-weight="bold" style:font-size-asian="6pt" style:font-weight-asian="bold" style:font-size-complex="6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9pt" style:font-size-complex="9pt"/>
    </style:style>
    <style:style style:name="T4" style:family="text">
      <style:text-properties fo:font-size="12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651cm" svg:height="2.548cm" svg:x="2.326cm" svg:y="6.579cm">
          <text:p text:style-name="P1"><text:span text:style-name="T1"><text:s/></text:span><text:span text:style-name="T1">SRAM cell <text:s text:c="2"/>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91cm" svg:height="1.37cm" svg:x="4.734cm" svg:y="6.605cm">
          <draw:text-box>
            <text:p><text:span text:style-name="T2">stag</text:span></text:p>
          </draw:text-box>
        </draw:frame>
        <draw:frame draw:style-name="gr3" draw:text-style-name="P3" draw:layer="layout" svg:width="2.191cm" svg:height="1.369cm" svg:x="4.734cm" svg:y="8.407cm">
          <draw:text-box>
            <text:p><text:span text:style-name="T2">stag</text:span></text:p>
          </draw:text-box>
        </draw:frame>
        <draw:line draw:style-name="gr4" draw:text-style-name="P4" draw:layer="layout" svg:x1="4.882cm" svg:y1="8.49cm" svg:x2="5.912cm" svg:y2="8.49cm">
          <text:p/>
        </draw:line>
        <draw:g>
          <draw:line draw:style-name="gr4" draw:text-style-name="P4" draw:layer="layout" svg:x1="2.443cm" svg:y1="11.851cm" svg:x2="3.173cm" svg:y2="11.851cm">
            <text:p/>
          </draw:line>
          <draw:line draw:style-name="gr4" draw:text-style-name="P4" draw:layer="layout" svg:x1="2.626cm" svg:y1="11.967cm" svg:x2="2.991cm" svg:y2="11.967cm">
            <text:p/>
          </draw:line>
          <draw:line draw:style-name="gr4" draw:text-style-name="P4" draw:layer="layout" svg:x1="2.724cm" svg:y1="12.101cm" svg:x2="2.907cm" svg:y2="12.101cm">
            <text:p/>
          </draw:line>
        </draw:g>
        <draw:line draw:style-name="gr4" draw:text-style-name="P4" draw:layer="layout" svg:x1="2.825cm" svg:y1="11.469cm" svg:x2="2.825cm" svg:y2="11.834cm">
          <text:p/>
        </draw:line>
        <draw:line draw:style-name="gr4" draw:text-style-name="P4" draw:layer="layout" svg:x1="2.8cm" svg:y1="10.337cm" svg:x2="3.694cm" svg:y2="10.337cm">
          <text:p/>
        </draw:line>
        <draw:line draw:style-name="gr4" draw:text-style-name="P4" draw:layer="layout" svg:x1="5.939cm" svg:y1="6.96cm" svg:x2="13.605cm" svg:y2="6.96cm">
          <text:p/>
        </draw:line>
        <draw:line draw:style-name="gr4" draw:text-style-name="P4" draw:layer="layout" svg:x1="2.232cm" svg:y1="2.726cm" svg:x2="2.597cm" svg:y2="2.726cm">
          <text:p/>
        </draw:line>
        <draw:line draw:style-name="gr4" draw:text-style-name="P4" draw:layer="layout" svg:x1="2.415cm" svg:y1="2.726cm" svg:x2="2.415cm" svg:y2="5.282cm">
          <text:p/>
        </draw:line>
        <draw:custom-shape draw:style-name="gr5" draw:text-style-name="P2" draw:layer="layout" svg:width="0.183cm" svg:height="0.183cm" svg:x="3.211cm" svg:y="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4" draw:layer="layout" svg:x1="2.946cm" svg:y1="3.63cm" svg:x2="3.127cm" svg:y2="3.63cm">
            <text:p/>
          </draw:line>
          <draw:line draw:style-name="gr4" draw:text-style-name="P4" draw:layer="layout" svg:x1="3.112cm" svg:y1="3.373cm" svg:x2="3.112cm" svg:y2="3.647cm">
            <text:p/>
          </draw:line>
          <draw:line draw:style-name="gr4" draw:text-style-name="P4" draw:layer="layout" svg:x1="3.112cm" svg:y1="3.389cm" svg:x2="3.475cm" svg:y2="3.389cm">
            <text:p/>
          </draw:line>
          <draw:line draw:style-name="gr4" draw:text-style-name="P4" draw:layer="layout" svg:x1="3.459cm" svg:y1="3.63cm" svg:x2="3.64cm" svg:y2="3.63cm">
            <text:p/>
          </draw:line>
          <draw:line draw:style-name="gr4" draw:text-style-name="P4" draw:layer="layout" svg:x1="3.478cm" svg:y1="3.373cm" svg:x2="3.478cm" svg:y2="3.647cm">
            <text:p/>
          </draw:line>
          <draw:line draw:style-name="gr4" draw:text-style-name="P4" draw:layer="layout" svg:x1="3.112cm" svg:y1="3.258cm" svg:x2="3.475cm" svg:y2="3.258cm">
            <text:p/>
          </draw:line>
        </draw:g>
        <draw:g>
          <draw:line draw:style-name="gr4" draw:text-style-name="P4" draw:layer="layout" svg:x1="2.963cm" svg:y1="5.275cm" svg:x2="3.144cm" svg:y2="5.275cm">
            <text:p/>
          </draw:line>
          <draw:line draw:style-name="gr4" draw:text-style-name="P4" draw:layer="layout" svg:x1="3.129cm" svg:y1="5.018cm" svg:x2="3.129cm" svg:y2="5.292cm">
            <text:p/>
          </draw:line>
          <draw:line draw:style-name="gr4" draw:text-style-name="P4" draw:layer="layout" svg:x1="3.129cm" svg:y1="5.034cm" svg:x2="3.492cm" svg:y2="5.034cm">
            <text:p/>
          </draw:line>
          <draw:line draw:style-name="gr4" draw:text-style-name="P4" draw:layer="layout" svg:x1="3.476cm" svg:y1="5.275cm" svg:x2="3.657cm" svg:y2="5.275cm">
            <text:p/>
          </draw:line>
          <draw:line draw:style-name="gr4" draw:text-style-name="P4" draw:layer="layout" svg:x1="3.494cm" svg:y1="5.018cm" svg:x2="3.494cm" svg:y2="5.292cm">
            <text:p/>
          </draw:line>
          <draw:line draw:style-name="gr4" draw:text-style-name="P4" draw:layer="layout" svg:x1="3.129cm" svg:y1="4.903cm" svg:x2="3.492cm" svg:y2="4.903cm">
            <text:p/>
          </draw:line>
        </draw:g>
        <draw:g>
          <draw:line draw:style-name="gr4" draw:text-style-name="P4" draw:layer="layout" svg:x1="2.963cm" svg:y1="4.727cm" svg:x2="3.144cm" svg:y2="4.727cm">
            <text:p/>
          </draw:line>
          <draw:line draw:style-name="gr4" draw:text-style-name="P4" draw:layer="layout" svg:x1="3.129cm" svg:y1="4.47cm" svg:x2="3.129cm" svg:y2="4.744cm">
            <text:p/>
          </draw:line>
          <draw:line draw:style-name="gr4" draw:text-style-name="P4" draw:layer="layout" svg:x1="3.129cm" svg:y1="4.486cm" svg:x2="3.492cm" svg:y2="4.486cm">
            <text:p/>
          </draw:line>
          <draw:line draw:style-name="gr4" draw:text-style-name="P4" draw:layer="layout" svg:x1="3.476cm" svg:y1="4.727cm" svg:x2="3.657cm" svg:y2="4.727cm">
            <text:p/>
          </draw:line>
          <draw:line draw:style-name="gr4" draw:text-style-name="P4" draw:layer="layout" svg:x1="3.494cm" svg:y1="4.47cm" svg:x2="3.494cm" svg:y2="4.744cm">
            <text:p/>
          </draw:line>
          <draw:line draw:style-name="gr4" draw:text-style-name="P4" draw:layer="layout" svg:x1="3.129cm" svg:y1="4.355cm" svg:x2="3.492cm" svg:y2="4.355cm">
            <text:p/>
          </draw:line>
        </draw:g>
        <draw:line draw:style-name="gr4" draw:text-style-name="P4" draw:layer="layout" svg:x1="2.431cm" svg:y1="3.623cm" svg:x2="2.979cm" svg:y2="3.623cm">
          <text:p/>
        </draw:line>
        <draw:line draw:style-name="gr4" draw:text-style-name="P4" draw:layer="layout" svg:x1="2.431cm" svg:y1="4.735cm" svg:x2="2.979cm" svg:y2="4.735cm">
          <text:p/>
        </draw:line>
        <draw:line draw:style-name="gr4" draw:text-style-name="P4" draw:layer="layout" svg:x1="2.431cm" svg:y1="5.282cm" svg:x2="2.979cm" svg:y2="5.282cm">
          <text:p/>
        </draw:line>
        <draw:g>
          <draw:line draw:style-name="gr4" draw:text-style-name="P5" draw:layer="layout" svg:x1="1.191cm" svg:y1="-0.606cm" svg:x2="1.29cm" svg:y2="-0.606cm">
            <text:p/>
          </draw:line>
          <draw:line draw:style-name="gr4" draw:text-style-name="P5" draw:layer="layout" svg:x1="1.282cm" svg:y1="-0.746cm" svg:x2="1.282cm" svg:y2="-0.596cm">
            <text:p/>
          </draw:line>
          <draw:line draw:style-name="gr4" draw:text-style-name="P5" draw:layer="layout" svg:x1="1.282cm" svg:y1="-0.738cm" svg:x2="1.481cm" svg:y2="-0.738cm">
            <text:p/>
          </draw:line>
          <draw:line draw:style-name="gr4" draw:text-style-name="P5" draw:layer="layout" svg:x1="1.472cm" svg:y1="-0.606cm" svg:x2="1.571cm" svg:y2="-0.606cm">
            <text:p/>
          </draw:line>
          <draw:line draw:style-name="gr4" draw:text-style-name="P5" draw:layer="layout" svg:x1="1.482cm" svg:y1="-0.746cm" svg:x2="1.482cm" svg:y2="-0.596cm">
            <text:p/>
          </draw:line>
          <draw:line draw:style-name="gr4" draw:text-style-name="P5" draw:layer="layout" svg:x1="1.282cm" svg:y1="-0.81cm" svg:x2="1.481cm" svg:y2="-0.81cm">
            <text:p/>
          </draw:line>
        </draw:g>
        <draw:custom-shape draw:style-name="gr6" draw:text-style-name="P6" draw:layer="layout" svg:width="0.08cm" svg:height="0.08cm" svg:x="0.801cm" svg:y="-0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2.335cm" svg:y="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2.335cm" svg:y="4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82cm" svg:height="0.183cm" svg:x="3.213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82cm" svg:height="0.183cm" svg:x="3.215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311cm" svg:y1="2.544cm" svg:x2="3.311cm" svg:y2="3.092cm">
          <text:p/>
        </draw:line>
        <draw:frame draw:style-name="gr7" draw:text-style-name="P8" draw:layer="layout" svg:width="2.556cm" svg:height="1.039cm" svg:x="2.616cm" svg:y="1.935cm">
          <draw:text-box>
            <text:p><text:span text:style-name="T3">pchg</text:span></text:p>
          </draw:text-box>
        </draw:frame>
        <draw:line draw:style-name="gr4" draw:text-style-name="P4" draw:layer="layout" svg:x1="3.317cm" svg:y1="4.187cm" svg:x2="3.317cm" svg:y2="3.274cm">
          <text:p/>
        </draw:line>
        <draw:line draw:style-name="gr4" draw:text-style-name="P4" draw:layer="layout" svg:x1="3.311cm" svg:y1="4.37cm" svg:x2="3.311cm" svg:y2="4.735cm">
          <text:p/>
        </draw:line>
        <draw:line draw:style-name="gr4" draw:text-style-name="P4" draw:layer="layout" svg:x1="2.846cm" svg:y1="2.013cm" svg:x2="3.759cm" svg:y2="2.013cm">
          <text:p/>
        </draw:line>
        <draw:line draw:style-name="gr8" draw:text-style-name="P4" draw:layer="layout" svg:x1="3.688cm" svg:y1="3.639cm" svg:x2="4.418cm" svg:y2="3.639cm">
          <text:p/>
        </draw:line>
        <draw:line draw:style-name="gr8" draw:text-style-name="P4" draw:layer="layout" svg:x1="3.689cm" svg:y1="4.735cm" svg:x2="4.419cm" svg:y2="4.735cm">
          <text:p/>
        </draw:line>
        <draw:line draw:style-name="gr4" draw:text-style-name="P4" draw:layer="layout" svg:x1="4.427cm" svg:y1="5.282cm" svg:x2="13.552cm" svg:y2="5.282cm">
          <text:p/>
        </draw:line>
        <draw:line draw:style-name="gr8" draw:text-style-name="P4" draw:layer="layout" svg:x1="3.691cm" svg:y1="5.282cm" svg:x2="4.421cm" svg:y2="5.282cm">
          <text:p/>
        </draw:line>
        <draw:line draw:style-name="gr4" draw:text-style-name="P4" draw:layer="layout" svg:x1="4.429cm" svg:y1="10.336cm" svg:x2="14.803cm" svg:y2="10.336cm">
          <text:p/>
        </draw:line>
        <draw:line draw:style-name="gr8" draw:text-style-name="P4" draw:layer="layout" svg:x1="3.693cm" svg:y1="10.336cm" svg:x2="4.423cm" svg:y2="10.336cm">
          <text:p/>
        </draw:line>
        <draw:frame draw:style-name="gr9" draw:text-style-name="P9" draw:layer="layout" svg:width="2.556cm" svg:height="0.893cm" svg:x="5.962cm" svg:y="1.718cm">
          <draw:text-box>
            <text:p><text:span text:style-name="T4">dtag 0</text:span></text:p>
          </draw:text-box>
        </draw:frame>
        <draw:line draw:style-name="gr4" draw:text-style-name="P4" draw:layer="layout" svg:x1="6.673cm" svg:y1="2.909cm" svg:x2="6.673cm" svg:y2="12.038cm">
          <text:p/>
        </draw:line>
        <draw:line draw:style-name="gr8" draw:text-style-name="P4" draw:layer="layout" svg:x1="6.673cm" svg:y1="2.361cm" svg:x2="6.673cm" svg:y2="2.909cm">
          <text:p/>
        </draw:line>
        <draw:line draw:style-name="gr8" draw:text-style-name="P4" draw:layer="layout" svg:x1="6.673cm" svg:y1="12.038cm" svg:x2="6.673cm" svg:y2="12.586cm">
          <text:p/>
        </draw:line>
        <draw:line draw:style-name="gr4" draw:text-style-name="P4" draw:layer="layout" svg:x1="6.09cm" svg:y1="1.822cm" svg:x2="7.485cm" svg:y2="1.823cm">
          <text:p/>
        </draw:line>
        <draw:frame draw:style-name="gr9" draw:text-style-name="P9" draw:layer="layout" svg:width="2.556cm" svg:height="0.893cm" svg:x="8.184cm" svg:y="1.7cm">
          <draw:text-box>
            <text:p><text:span text:style-name="T4">dtag 0</text:span></text:p>
          </draw:text-box>
        </draw:frame>
        <draw:line draw:style-name="gr4" draw:text-style-name="P4" draw:layer="layout" svg:x1="9.046cm" svg:y1="2.924cm" svg:x2="9.046cm" svg:y2="12.053cm">
          <text:p/>
        </draw:line>
        <draw:line draw:style-name="gr8" draw:text-style-name="P4" draw:layer="layout" svg:x1="9.046cm" svg:y1="2.376cm" svg:x2="9.046cm" svg:y2="2.924cm">
          <text:p/>
        </draw:line>
        <draw:line draw:style-name="gr8" draw:text-style-name="P4" draw:layer="layout" svg:x1="9.046cm" svg:y1="12.052cm" svg:x2="9.046cm" svg:y2="12.6cm">
          <text:p/>
        </draw:line>
        <draw:g>
          <draw:g>
            <draw:line draw:style-name="gr4" draw:text-style-name="P4" draw:layer="layout" svg:x1="8.166cm" svg:y1="8.286cm" svg:x2="8.166cm" svg:y2="8.505cm">
              <text:p/>
            </draw:line>
            <draw:line draw:style-name="gr4" draw:text-style-name="P4" draw:layer="layout" svg:x1="8.559cm" svg:y1="8.485cm" svg:x2="8.141cm" svg:y2="8.485cm">
              <text:p/>
            </draw:line>
            <draw:line draw:style-name="gr4" draw:text-style-name="P4" draw:layer="layout" svg:x1="8.535cm" svg:y1="8.485cm" svg:x2="8.535cm" svg:y2="8.923cm">
              <text:p/>
            </draw:line>
            <draw:line draw:style-name="gr4" draw:text-style-name="P4" draw:layer="layout" svg:x1="8.166cm" svg:y1="8.903cm" svg:x2="8.166cm" svg:y2="9.122cm">
              <text:p/>
            </draw:line>
            <draw:line draw:style-name="gr4" draw:text-style-name="P4" draw:layer="layout" svg:x1="8.559cm" svg:y1="8.925cm" svg:x2="8.141cm" svg:y2="8.925cm">
              <text:p/>
            </draw:line>
            <draw:line draw:style-name="gr4" draw:text-style-name="P4" draw:layer="layout" svg:x1="8.736cm" svg:y1="8.485cm" svg:x2="8.736cm" svg:y2="8.923cm">
              <text:p/>
            </draw:line>
          </draw:g>
          <draw:line draw:style-name="gr4" draw:text-style-name="P4" draw:layer="layout" svg:x1="8.159cm" svg:y1="8.386cm" svg:x2="8.159cm" svg:y2="6.378cm">
            <text:p/>
          </draw:line>
          <draw:g>
            <draw:line draw:style-name="gr4" draw:text-style-name="P4" draw:layer="layout" svg:x1="8.164cm" svg:y1="5.728cm" svg:x2="8.164cm" svg:y2="5.947cm">
              <text:p/>
            </draw:line>
            <draw:line draw:style-name="gr4" draw:text-style-name="P4" draw:layer="layout" svg:x1="8.557cm" svg:y1="5.927cm" svg:x2="8.139cm" svg:y2="5.927cm">
              <text:p/>
            </draw:line>
            <draw:line draw:style-name="gr4" draw:text-style-name="P4" draw:layer="layout" svg:x1="8.533cm" svg:y1="5.927cm" svg:x2="8.533cm" svg:y2="6.365cm">
              <text:p/>
            </draw:line>
            <draw:line draw:style-name="gr4" draw:text-style-name="P4" draw:layer="layout" svg:x1="8.164cm" svg:y1="6.345cm" svg:x2="8.164cm" svg:y2="6.564cm">
              <text:p/>
            </draw:line>
            <draw:line draw:style-name="gr4" draw:text-style-name="P4" draw:layer="layout" svg:x1="8.557cm" svg:y1="6.367cm" svg:x2="8.139cm" svg:y2="6.367cm">
              <text:p/>
            </draw:line>
            <draw:line draw:style-name="gr4" draw:text-style-name="P4" draw:layer="layout" svg:x1="8.734cm" svg:y1="5.927cm" svg:x2="8.734cm" svg:y2="6.365cm">
              <text:p/>
            </draw:line>
          </draw:g>
          <draw:line draw:style-name="gr4" draw:text-style-name="P4" draw:layer="layout" svg:x1="8.159cm" svg:y1="5.83cm" svg:x2="8.159cm" svg:y2="5.282cm">
            <text:p/>
          </draw:line>
          <draw:line draw:style-name="gr4" draw:text-style-name="P4" draw:layer="layout" svg:x1="9.039cm" svg:y1="6.162cm" svg:x2="8.71cm" svg:y2="6.162cm">
            <text:p/>
          </draw:line>
          <draw:custom-shape draw:style-name="gr6" draw:text-style-name="P7" draw:layer="layout" svg:width="0.146cm" svg:height="0.146cm" draw:transform="rotate (-3.14159265358979) translate (9.117cm 6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8.166cm" svg:y1="9.084cm" svg:x2="8.166cm" svg:y2="10.362cm">
            <text:p/>
          </draw:line>
        </draw:g>
        <draw:g>
          <draw:line draw:style-name="gr4" draw:text-style-name="P4" draw:layer="layout" svg:x1="7.531cm" svg:y1="7.358cm" svg:x2="7.531cm" svg:y2="7.139cm">
            <text:p/>
          </draw:line>
          <draw:line draw:style-name="gr4" draw:text-style-name="P4" draw:layer="layout" svg:x1="7.138cm" svg:y1="7.159cm" svg:x2="7.556cm" svg:y2="7.159cm">
            <text:p/>
          </draw:line>
          <draw:line draw:style-name="gr4" draw:text-style-name="P4" draw:layer="layout" svg:x1="7.162cm" svg:y1="7.159cm" svg:x2="7.162cm" svg:y2="6.721cm">
            <text:p/>
          </draw:line>
          <draw:line draw:style-name="gr4" draw:text-style-name="P4" draw:layer="layout" svg:x1="7.531cm" svg:y1="6.741cm" svg:x2="7.531cm" svg:y2="6.522cm">
            <text:p/>
          </draw:line>
          <draw:line draw:style-name="gr4" draw:text-style-name="P4" draw:layer="layout" svg:x1="7.138cm" svg:y1="6.719cm" svg:x2="7.556cm" svg:y2="6.719cm">
            <text:p/>
          </draw:line>
          <draw:line draw:style-name="gr4" draw:text-style-name="P4" draw:layer="layout" svg:x1="6.961cm" svg:y1="7.159cm" svg:x2="6.961cm" svg:y2="6.721cm">
            <text:p/>
          </draw:line>
        </draw:g>
        <draw:line draw:style-name="gr4" draw:text-style-name="P4" draw:layer="layout" svg:x1="7.538cm" svg:y1="7.258cm" svg:x2="7.538cm" svg:y2="9.266cm">
          <text:p/>
        </draw:line>
        <draw:g>
          <draw:line draw:style-name="gr4" draw:text-style-name="P4" draw:layer="layout" svg:x1="7.533cm" svg:y1="9.916cm" svg:x2="7.533cm" svg:y2="9.697cm">
            <text:p/>
          </draw:line>
          <draw:line draw:style-name="gr4" draw:text-style-name="P4" draw:layer="layout" svg:x1="7.14cm" svg:y1="9.717cm" svg:x2="7.558cm" svg:y2="9.717cm">
            <text:p/>
          </draw:line>
          <draw:line draw:style-name="gr4" draw:text-style-name="P4" draw:layer="layout" svg:x1="7.164cm" svg:y1="9.717cm" svg:x2="7.164cm" svg:y2="9.279cm">
            <text:p/>
          </draw:line>
          <draw:line draw:style-name="gr4" draw:text-style-name="P4" draw:layer="layout" svg:x1="7.533cm" svg:y1="9.299cm" svg:x2="7.533cm" svg:y2="9.08cm">
            <text:p/>
          </draw:line>
          <draw:line draw:style-name="gr4" draw:text-style-name="P4" draw:layer="layout" svg:x1="7.14cm" svg:y1="9.277cm" svg:x2="7.558cm" svg:y2="9.277cm">
            <text:p/>
          </draw:line>
          <draw:line draw:style-name="gr4" draw:text-style-name="P4" draw:layer="layout" svg:x1="6.963cm" svg:y1="9.717cm" svg:x2="6.963cm" svg:y2="9.279cm">
            <text:p/>
          </draw:line>
        </draw:g>
        <draw:line draw:style-name="gr4" draw:text-style-name="P4" draw:layer="layout" svg:x1="7.538cm" svg:y1="9.814cm" svg:x2="7.538cm" svg:y2="10.362cm">
          <text:p/>
        </draw:line>
        <draw:line draw:style-name="gr4" draw:text-style-name="P4" draw:layer="layout" svg:x1="6.658cm" svg:y1="9.482cm" svg:x2="6.987cm" svg:y2="9.482cm">
          <text:p/>
        </draw:line>
        <draw:custom-shape draw:style-name="gr6" draw:text-style-name="P7" draw:layer="layout" svg:width="0.146cm" svg:height="0.146cm" svg:x="6.58cm" svg:y="9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531cm" svg:y1="6.56cm" svg:x2="7.531cm" svg:y2="5.282cm">
          <text:p/>
        </draw:line>
        <draw:custom-shape draw:style-name="gr6" draw:text-style-name="P7" draw:layer="layout" svg:width="0.146cm" svg:height="0.146cm" svg:x="7.456cm" svg:y="10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8.086cm" svg:y="10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7.456cm" svg:y="5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8.071cm" svg:y="5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2.556cm" svg:height="0.893cm" svg:x="9.681cm" svg:y="1.716cm">
          <draw:text-box>
            <text:p><text:span text:style-name="T4">dtag 1</text:span></text:p>
          </draw:text-box>
        </draw:frame>
        <draw:line draw:style-name="gr4" draw:text-style-name="P4" draw:layer="layout" svg:x1="10.392cm" svg:y1="2.907cm" svg:x2="10.392cm" svg:y2="12.036cm">
          <text:p/>
        </draw:line>
        <draw:line draw:style-name="gr8" draw:text-style-name="P4" draw:layer="layout" svg:x1="10.392cm" svg:y1="2.36cm" svg:x2="10.392cm" svg:y2="2.908cm">
          <text:p/>
        </draw:line>
        <draw:line draw:style-name="gr8" draw:text-style-name="P4" draw:layer="layout" svg:x1="10.392cm" svg:y1="12.036cm" svg:x2="10.392cm" svg:y2="12.584cm">
          <text:p/>
        </draw:line>
        <draw:line draw:style-name="gr4" draw:text-style-name="P4" draw:layer="layout" svg:x1="9.793cm" svg:y1="1.82cm" svg:x2="11.188cm" svg:y2="1.821cm">
          <text:p/>
        </draw:line>
        <draw:frame draw:style-name="gr9" draw:text-style-name="P10" draw:layer="layout" svg:width="2.556cm" svg:height="0.893cm" svg:x="11.852cm" svg:y="1.631cm">
          <draw:text-box>
            <text:p><text:span text:style-name="T4">dtag 1</text:span></text:p>
          </draw:text-box>
        </draw:frame>
        <draw:line draw:style-name="gr4" draw:text-style-name="P4" draw:layer="layout" svg:x1="12.765cm" svg:y1="2.922cm" svg:x2="12.765cm" svg:y2="12.051cm">
          <text:p/>
        </draw:line>
        <draw:line draw:style-name="gr8" draw:text-style-name="P4" draw:layer="layout" svg:x1="12.765cm" svg:y1="2.374cm" svg:x2="12.765cm" svg:y2="2.922cm">
          <text:p/>
        </draw:line>
        <draw:line draw:style-name="gr8" draw:text-style-name="P4" draw:layer="layout" svg:x1="12.765cm" svg:y1="12.05cm" svg:x2="12.765cm" svg:y2="12.598cm">
          <text:p/>
        </draw:line>
        <draw:g>
          <draw:line draw:style-name="gr4" draw:text-style-name="P4" draw:layer="layout" svg:x1="11.885cm" svg:y1="8.284cm" svg:x2="11.885cm" svg:y2="8.503cm">
            <text:p/>
          </draw:line>
          <draw:line draw:style-name="gr4" draw:text-style-name="P4" draw:layer="layout" svg:x1="12.278cm" svg:y1="8.483cm" svg:x2="11.86cm" svg:y2="8.483cm">
            <text:p/>
          </draw:line>
          <draw:line draw:style-name="gr4" draw:text-style-name="P4" draw:layer="layout" svg:x1="12.254cm" svg:y1="8.483cm" svg:x2="12.254cm" svg:y2="8.921cm">
            <text:p/>
          </draw:line>
          <draw:line draw:style-name="gr4" draw:text-style-name="P4" draw:layer="layout" svg:x1="11.885cm" svg:y1="8.901cm" svg:x2="11.885cm" svg:y2="9.12cm">
            <text:p/>
          </draw:line>
          <draw:line draw:style-name="gr4" draw:text-style-name="P4" draw:layer="layout" svg:x1="12.278cm" svg:y1="8.923cm" svg:x2="11.86cm" svg:y2="8.923cm">
            <text:p/>
          </draw:line>
          <draw:line draw:style-name="gr4" draw:text-style-name="P4" draw:layer="layout" svg:x1="12.455cm" svg:y1="8.483cm" svg:x2="12.455cm" svg:y2="8.921cm">
            <text:p/>
          </draw:line>
        </draw:g>
        <draw:line draw:style-name="gr4" draw:text-style-name="P4" draw:layer="layout" svg:x1="11.878cm" svg:y1="8.384cm" svg:x2="11.878cm" svg:y2="6.376cm">
          <text:p/>
        </draw:line>
        <draw:g>
          <draw:line draw:style-name="gr4" draw:text-style-name="P4" draw:layer="layout" svg:x1="11.883cm" svg:y1="5.726cm" svg:x2="11.883cm" svg:y2="5.945cm">
            <text:p/>
          </draw:line>
          <draw:line draw:style-name="gr4" draw:text-style-name="P4" draw:layer="layout" svg:x1="12.276cm" svg:y1="5.925cm" svg:x2="11.858cm" svg:y2="5.925cm">
            <text:p/>
          </draw:line>
          <draw:line draw:style-name="gr4" draw:text-style-name="P4" draw:layer="layout" svg:x1="12.252cm" svg:y1="5.925cm" svg:x2="12.252cm" svg:y2="6.363cm">
            <text:p/>
          </draw:line>
          <draw:line draw:style-name="gr4" draw:text-style-name="P4" draw:layer="layout" svg:x1="11.883cm" svg:y1="6.343cm" svg:x2="11.883cm" svg:y2="6.562cm">
            <text:p/>
          </draw:line>
          <draw:line draw:style-name="gr4" draw:text-style-name="P4" draw:layer="layout" svg:x1="12.276cm" svg:y1="6.365cm" svg:x2="11.858cm" svg:y2="6.365cm">
            <text:p/>
          </draw:line>
          <draw:line draw:style-name="gr4" draw:text-style-name="P4" draw:layer="layout" svg:x1="12.453cm" svg:y1="5.925cm" svg:x2="12.453cm" svg:y2="6.363cm">
            <text:p/>
          </draw:line>
        </draw:g>
        <draw:line draw:style-name="gr4" draw:text-style-name="P4" draw:layer="layout" svg:x1="11.889cm" svg:y1="5.83cm" svg:x2="11.889cm" svg:y2="4.735cm">
          <text:p/>
        </draw:line>
        <draw:line draw:style-name="gr4" draw:text-style-name="P4" draw:layer="layout" svg:x1="12.758cm" svg:y1="6.161cm" svg:x2="12.429cm" svg:y2="6.161cm">
          <text:p/>
        </draw:line>
        <draw:custom-shape draw:style-name="gr6" draw:text-style-name="P7" draw:layer="layout" svg:width="0.146cm" svg:height="0.146cm" draw:transform="rotate (-3.14159265358979) translate (12.836cm 6.2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885cm" svg:y1="9.082cm" svg:x2="11.885cm" svg:y2="10.36cm">
          <text:p/>
        </draw:line>
        <draw:g>
          <draw:line draw:style-name="gr4" draw:text-style-name="P4" draw:layer="layout" svg:x1="11.25cm" svg:y1="7.356cm" svg:x2="11.25cm" svg:y2="7.137cm">
            <text:p/>
          </draw:line>
          <draw:line draw:style-name="gr4" draw:text-style-name="P4" draw:layer="layout" svg:x1="10.857cm" svg:y1="7.158cm" svg:x2="11.275cm" svg:y2="7.158cm">
            <text:p/>
          </draw:line>
          <draw:line draw:style-name="gr4" draw:text-style-name="P4" draw:layer="layout" svg:x1="10.881cm" svg:y1="7.157cm" svg:x2="10.881cm" svg:y2="6.719cm">
            <text:p/>
          </draw:line>
          <draw:line draw:style-name="gr4" draw:text-style-name="P4" draw:layer="layout" svg:x1="11.25cm" svg:y1="6.739cm" svg:x2="11.25cm" svg:y2="6.52cm">
            <text:p/>
          </draw:line>
          <draw:line draw:style-name="gr4" draw:text-style-name="P4" draw:layer="layout" svg:x1="10.857cm" svg:y1="6.718cm" svg:x2="11.275cm" svg:y2="6.718cm">
            <text:p/>
          </draw:line>
          <draw:line draw:style-name="gr4" draw:text-style-name="P4" draw:layer="layout" svg:x1="10.68cm" svg:y1="7.157cm" svg:x2="10.68cm" svg:y2="6.719cm">
            <text:p/>
          </draw:line>
        </draw:g>
        <draw:line draw:style-name="gr4" draw:text-style-name="P4" draw:layer="layout" svg:x1="11.257cm" svg:y1="7.256cm" svg:x2="11.257cm" svg:y2="9.264cm">
          <text:p/>
        </draw:line>
        <draw:g>
          <draw:line draw:style-name="gr4" draw:text-style-name="P4" draw:layer="layout" svg:x1="11.252cm" svg:y1="9.914cm" svg:x2="11.252cm" svg:y2="9.695cm">
            <text:p/>
          </draw:line>
          <draw:line draw:style-name="gr4" draw:text-style-name="P4" draw:layer="layout" svg:x1="10.859cm" svg:y1="9.715cm" svg:x2="11.277cm" svg:y2="9.715cm">
            <text:p/>
          </draw:line>
          <draw:line draw:style-name="gr4" draw:text-style-name="P4" draw:layer="layout" svg:x1="10.883cm" svg:y1="9.715cm" svg:x2="10.883cm" svg:y2="9.277cm">
            <text:p/>
          </draw:line>
          <draw:line draw:style-name="gr4" draw:text-style-name="P4" draw:layer="layout" svg:x1="11.252cm" svg:y1="9.297cm" svg:x2="11.252cm" svg:y2="9.078cm">
            <text:p/>
          </draw:line>
          <draw:line draw:style-name="gr4" draw:text-style-name="P4" draw:layer="layout" svg:x1="10.859cm" svg:y1="9.275cm" svg:x2="11.277cm" svg:y2="9.275cm">
            <text:p/>
          </draw:line>
          <draw:line draw:style-name="gr4" draw:text-style-name="P4" draw:layer="layout" svg:x1="10.682cm" svg:y1="9.715cm" svg:x2="10.682cm" svg:y2="9.277cm">
            <text:p/>
          </draw:line>
        </draw:g>
        <draw:line draw:style-name="gr4" draw:text-style-name="P4" draw:layer="layout" svg:x1="11.257cm" svg:y1="9.812cm" svg:x2="11.257cm" svg:y2="10.36cm">
          <text:p/>
        </draw:line>
        <draw:line draw:style-name="gr4" draw:text-style-name="P4" draw:layer="layout" svg:x1="10.377cm" svg:y1="9.48cm" svg:x2="10.706cm" svg:y2="9.48cm">
          <text:p/>
        </draw:line>
        <draw:custom-shape draw:style-name="gr6" draw:text-style-name="P7" draw:layer="layout" svg:width="0.146cm" svg:height="0.146cm" svg:x="10.299cm" svg:y="9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241cm" svg:y1="6.559cm" svg:x2="11.241cm" svg:y2="4.735cm">
          <text:p/>
        </draw:line>
        <draw:custom-shape draw:style-name="gr6" draw:text-style-name="P7" draw:layer="layout" svg:width="0.146cm" svg:height="0.146cm" svg:x="11.175cm" svg:y="10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1.805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1.175cm" svg:y="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1.79cm" svg:y="4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3.574cm" svg:y1="10.336cm" svg:x2="14.122cm" svg:y2="10.336cm">
          <text:p/>
        </draw:line>
        <draw:line draw:style-name="gr8" draw:text-style-name="P4" draw:layer="layout" svg:x1="13.574cm" svg:y1="8.726cm" svg:x2="14.122cm" svg:y2="8.726cm">
          <text:p/>
        </draw:line>
        <draw:line draw:style-name="gr8" draw:text-style-name="P4" draw:layer="layout" svg:x1="13.574cm" svg:y1="6.966cm" svg:x2="14.122cm" svg:y2="6.966cm">
          <text:p/>
        </draw:line>
        <draw:line draw:style-name="gr8" draw:text-style-name="P4" draw:layer="layout" svg:x1="13.574cm" svg:y1="5.29cm" svg:x2="14.122cm" svg:y2="5.29cm">
          <text:p/>
        </draw:line>
        <draw:line draw:style-name="gr8" draw:text-style-name="P4" draw:layer="layout" svg:x1="13.574cm" svg:y1="4.742cm" svg:x2="14.122cm" svg:y2="4.742cm">
          <text:p/>
        </draw:line>
        <draw:line draw:style-name="gr8" draw:text-style-name="P4" draw:layer="layout" svg:x1="13.574cm" svg:y1="3.647cm" svg:x2="14.122cm" svg:y2="3.647cm">
          <text:p/>
        </draw:line>
        <draw:line draw:style-name="gr10" draw:text-style-name="P4" draw:layer="layout" svg:x1="14.122cm" svg:y1="10.332cm" svg:x2="17.408cm" svg:y2="10.332cm">
          <text:p/>
        </draw:line>
        <draw:frame draw:style-name="gr9" draw:text-style-name="P8" draw:layer="layout" svg:width="3.018cm" svg:height="0.893cm" svg:x="13.28cm" svg:y="1.631cm">
          <draw:text-box>
            <text:p><text:span text:style-name="T3">dtag </text:span><text:span text:style-name="T4">IW-1</text:span></text:p>
          </draw:text-box>
        </draw:frame>
        <draw:line draw:style-name="gr4" draw:text-style-name="P4" draw:layer="layout" svg:x1="14.604cm" svg:y1="2.922cm" svg:x2="14.604cm" svg:y2="12.051cm">
          <text:p/>
        </draw:line>
        <draw:line draw:style-name="gr8" draw:text-style-name="P4" draw:layer="layout" svg:x1="14.604cm" svg:y1="2.374cm" svg:x2="14.604cm" svg:y2="2.922cm">
          <text:p/>
        </draw:line>
        <draw:line draw:style-name="gr8" draw:text-style-name="P4" draw:layer="layout" svg:x1="14.604cm" svg:y1="12.05cm" svg:x2="14.604cm" svg:y2="12.598cm">
          <text:p/>
        </draw:line>
        <draw:line draw:style-name="gr4" draw:text-style-name="P4" draw:layer="layout" svg:x1="13.656cm" svg:y1="1.719cm" svg:x2="15.233cm" svg:y2="1.719cm">
          <text:p/>
        </draw:line>
        <draw:g>
          <draw:line draw:style-name="gr4" draw:text-style-name="P4" draw:layer="layout" svg:x1="16.097cm" svg:y1="8.299cm" svg:x2="16.097cm" svg:y2="8.518cm">
            <text:p/>
          </draw:line>
          <draw:line draw:style-name="gr4" draw:text-style-name="P4" draw:layer="layout" svg:x1="16.489cm" svg:y1="8.498cm" svg:x2="16.071cm" svg:y2="8.498cm">
            <text:p/>
          </draw:line>
          <draw:line draw:style-name="gr4" draw:text-style-name="P4" draw:layer="layout" svg:x1="16.466cm" svg:y1="8.498cm" svg:x2="16.466cm" svg:y2="8.936cm">
            <text:p/>
          </draw:line>
          <draw:line draw:style-name="gr4" draw:text-style-name="P4" draw:layer="layout" svg:x1="16.097cm" svg:y1="8.916cm" svg:x2="16.097cm" svg:y2="9.135cm">
            <text:p/>
          </draw:line>
          <draw:line draw:style-name="gr4" draw:text-style-name="P4" draw:layer="layout" svg:x1="16.489cm" svg:y1="8.938cm" svg:x2="16.071cm" svg:y2="8.938cm">
            <text:p/>
          </draw:line>
          <draw:line draw:style-name="gr4" draw:text-style-name="P4" draw:layer="layout" svg:x1="16.667cm" svg:y1="8.498cm" svg:x2="16.667cm" svg:y2="8.936cm">
            <text:p/>
          </draw:line>
        </draw:g>
        <draw:line draw:style-name="gr4" draw:text-style-name="P4" draw:layer="layout" svg:x1="16.09cm" svg:y1="8.399cm" svg:x2="16.09cm" svg:y2="6.391cm">
          <text:p/>
        </draw:line>
        <draw:g>
          <draw:line draw:style-name="gr4" draw:text-style-name="P4" draw:layer="layout" svg:x1="16.095cm" svg:y1="5.741cm" svg:x2="16.095cm" svg:y2="5.96cm">
            <text:p/>
          </draw:line>
          <draw:line draw:style-name="gr4" draw:text-style-name="P4" draw:layer="layout" svg:x1="16.488cm" svg:y1="5.94cm" svg:x2="16.07cm" svg:y2="5.94cm">
            <text:p/>
          </draw:line>
          <draw:line draw:style-name="gr4" draw:text-style-name="P4" draw:layer="layout" svg:x1="16.464cm" svg:y1="5.94cm" svg:x2="16.464cm" svg:y2="6.378cm">
            <text:p/>
          </draw:line>
          <draw:line draw:style-name="gr4" draw:text-style-name="P4" draw:layer="layout" svg:x1="16.095cm" svg:y1="6.358cm" svg:x2="16.095cm" svg:y2="6.577cm">
            <text:p/>
          </draw:line>
          <draw:line draw:style-name="gr4" draw:text-style-name="P4" draw:layer="layout" svg:x1="16.488cm" svg:y1="6.38cm" svg:x2="16.07cm" svg:y2="6.38cm">
            <text:p/>
          </draw:line>
          <draw:line draw:style-name="gr4" draw:text-style-name="P4" draw:layer="layout" svg:x1="16.665cm" svg:y1="5.94cm" svg:x2="16.665cm" svg:y2="6.378cm">
            <text:p/>
          </draw:line>
        </draw:g>
        <draw:line draw:style-name="gr4" draw:text-style-name="P4" draw:layer="layout" svg:x1="16.101cm" svg:y1="5.843cm" svg:x2="16.108cm" svg:y2="3.639cm">
          <text:p/>
        </draw:line>
        <draw:line draw:style-name="gr4" draw:text-style-name="P4" draw:layer="layout" svg:x1="16.97cm" svg:y1="6.175cm" svg:x2="16.641cm" svg:y2="6.175cm">
          <text:p/>
        </draw:line>
        <draw:custom-shape draw:style-name="gr6" draw:text-style-name="P7" draw:layer="layout" svg:width="0.146cm" svg:height="0.147cm" draw:transform="rotate (-3.14159265358979) translate (17.048cm 6.2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097cm" svg:y1="9.096cm" svg:x2="16.097cm" svg:y2="10.374cm">
          <text:p/>
        </draw:line>
        <draw:g>
          <draw:line draw:style-name="gr4" draw:text-style-name="P4" draw:layer="layout" svg:x1="15.462cm" svg:y1="7.371cm" svg:x2="15.462cm" svg:y2="7.152cm">
            <text:p/>
          </draw:line>
          <draw:line draw:style-name="gr4" draw:text-style-name="P4" draw:layer="layout" svg:x1="15.069cm" svg:y1="7.172cm" svg:x2="15.487cm" svg:y2="7.172cm">
            <text:p/>
          </draw:line>
          <draw:line draw:style-name="gr4" draw:text-style-name="P4" draw:layer="layout" svg:x1="15.093cm" svg:y1="7.172cm" svg:x2="15.093cm" svg:y2="6.734cm">
            <text:p/>
          </draw:line>
          <draw:line draw:style-name="gr4" draw:text-style-name="P4" draw:layer="layout" svg:x1="15.462cm" svg:y1="6.754cm" svg:x2="15.462cm" svg:y2="6.535cm">
            <text:p/>
          </draw:line>
          <draw:line draw:style-name="gr4" draw:text-style-name="P4" draw:layer="layout" svg:x1="15.069cm" svg:y1="6.732cm" svg:x2="15.487cm" svg:y2="6.732cm">
            <text:p/>
          </draw:line>
          <draw:line draw:style-name="gr4" draw:text-style-name="P4" draw:layer="layout" svg:x1="14.892cm" svg:y1="7.172cm" svg:x2="14.892cm" svg:y2="6.734cm">
            <text:p/>
          </draw:line>
        </draw:g>
        <draw:line draw:style-name="gr4" draw:text-style-name="P4" draw:layer="layout" svg:x1="15.469cm" svg:y1="7.271cm" svg:x2="15.469cm" svg:y2="9.279cm">
          <text:p/>
        </draw:line>
        <draw:g>
          <draw:line draw:style-name="gr4" draw:text-style-name="P4" draw:layer="layout" svg:x1="15.463cm" svg:y1="9.929cm" svg:x2="15.463cm" svg:y2="9.71cm">
            <text:p/>
          </draw:line>
          <draw:line draw:style-name="gr4" draw:text-style-name="P4" draw:layer="layout" svg:x1="15.071cm" svg:y1="9.73cm" svg:x2="15.489cm" svg:y2="9.73cm">
            <text:p/>
          </draw:line>
          <draw:line draw:style-name="gr4" draw:text-style-name="P4" draw:layer="layout" svg:x1="15.095cm" svg:y1="9.73cm" svg:x2="15.095cm" svg:y2="9.292cm">
            <text:p/>
          </draw:line>
          <draw:line draw:style-name="gr4" draw:text-style-name="P4" draw:layer="layout" svg:x1="15.463cm" svg:y1="9.312cm" svg:x2="15.463cm" svg:y2="9.093cm">
            <text:p/>
          </draw:line>
          <draw:line draw:style-name="gr4" draw:text-style-name="P4" draw:layer="layout" svg:x1="15.071cm" svg:y1="9.29cm" svg:x2="15.489cm" svg:y2="9.29cm">
            <text:p/>
          </draw:line>
          <draw:line draw:style-name="gr4" draw:text-style-name="P4" draw:layer="layout" svg:x1="14.894cm" svg:y1="9.73cm" svg:x2="14.894cm" svg:y2="9.292cm">
            <text:p/>
          </draw:line>
        </draw:g>
        <draw:line draw:style-name="gr4" draw:text-style-name="P4" draw:layer="layout" svg:x1="15.469cm" svg:y1="9.827cm" svg:x2="15.469cm" svg:y2="10.375cm">
          <text:p/>
        </draw:line>
        <draw:line draw:style-name="gr4" draw:text-style-name="P4" draw:layer="layout" svg:x1="14.589cm" svg:y1="9.494cm" svg:x2="14.918cm" svg:y2="9.494cm">
          <text:p/>
        </draw:line>
        <draw:custom-shape draw:style-name="gr6" draw:text-style-name="P7" draw:layer="layout" svg:width="0.147cm" svg:height="0.146cm" svg:x="14.51cm" svg:y="9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458cm" svg:y1="6.575cm" svg:x2="15.458cm" svg:y2="3.639cm">
          <text:p/>
        </draw:line>
        <draw:custom-shape draw:style-name="gr6" draw:text-style-name="P7" draw:layer="layout" svg:width="0.146cm" svg:height="0.146cm" svg:x="15.38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6.017cm" svg:y="10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5.387cm" svg:y="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6.046cm" svg:y="3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941cm" svg:y1="8.72cm" svg:x2="13.607cm" svg:y2="8.72cm">
          <text:p/>
        </draw:line>
        <draw:line draw:style-name="gr10" draw:text-style-name="P4" draw:layer="layout" svg:x1="14.122cm" svg:y1="8.722cm" svg:x2="16.678cm" svg:y2="8.735cm">
          <text:p/>
        </draw:line>
        <draw:line draw:style-name="gr10" draw:text-style-name="P4" draw:layer="layout" svg:x1="14.136cm" svg:y1="6.969cm" svg:x2="14.868cm" svg:y2="6.969cm">
          <text:p/>
        </draw:line>
        <draw:line draw:style-name="gr10" draw:text-style-name="P4" draw:layer="layout" svg:x1="14.122cm" svg:y1="5.288cm" svg:x2="17.408cm" svg:y2="5.288cm">
          <text:p/>
        </draw:line>
        <draw:line draw:style-name="gr10" draw:text-style-name="P4" draw:layer="layout" svg:x1="14.122cm" svg:y1="4.74cm" svg:x2="17.408cm" svg:y2="4.74cm">
          <text:p/>
        </draw:line>
        <draw:line draw:style-name="gr10" draw:text-style-name="P4" draw:layer="layout" svg:x1="14.122cm" svg:y1="3.645cm" svg:x2="17.408cm" svg:y2="3.645cm">
          <text:p/>
        </draw:line>
        <draw:line draw:style-name="gr10" draw:text-style-name="P4" draw:layer="layout" svg:x1="14.122cm" svg:y1="4.74cm" svg:x2="17.408cm" svg:y2="4.74cm">
          <text:p/>
        </draw:line>
        <draw:line draw:style-name="gr4" draw:text-style-name="P4" draw:layer="layout" svg:x1="16.979cm" svg:y1="2.922cm" svg:x2="16.979cm" svg:y2="12.051cm">
          <text:p/>
        </draw:line>
        <draw:line draw:style-name="gr8" draw:text-style-name="P4" draw:layer="layout" svg:x1="16.979cm" svg:y1="2.374cm" svg:x2="16.979cm" svg:y2="2.922cm">
          <text:p/>
        </draw:line>
        <draw:line draw:style-name="gr8" draw:text-style-name="P4" draw:layer="layout" svg:x1="16.979cm" svg:y1="12.05cm" svg:x2="16.979cm" svg:y2="12.598cm">
          <text:p/>
        </draw:line>
        <draw:frame draw:style-name="gr9" draw:text-style-name="P8" draw:layer="layout" svg:width="3.018cm" svg:height="0.893cm" svg:x="15.655cm" svg:y="1.633cm">
          <draw:text-box>
            <text:p><text:span text:style-name="T3">dtag </text:span><text:span text:style-name="T4">IW-1</text:span></text:p>
          </draw:text-box>
        </draw:frame>
        <draw:line draw:style-name="gr8" draw:text-style-name="P4" draw:layer="layout" svg:x1="17.408cm" svg:y1="10.336cm" svg:x2="17.956cm" svg:y2="10.336cm">
          <text:p/>
        </draw:line>
        <draw:frame draw:style-name="gr9" draw:text-style-name="P8" draw:layer="layout" svg:width="3.018cm" svg:height="0.893cm" svg:x="17.665cm" svg:y="3.194cm">
          <draw:text-box>
            <text:p><text:span text:style-name="T3">match </text:span><text:span text:style-name="T4">IW-1</text:span></text:p>
          </draw:text-box>
        </draw:frame>
        <draw:line draw:style-name="gr4" draw:text-style-name="P4" draw:layer="layout" svg:x1="4.427cm" svg:y1="4.735cm" svg:x2="13.552cm" svg:y2="4.735cm">
          <text:p/>
        </draw:line>
        <draw:line draw:style-name="gr4" draw:text-style-name="P4" draw:layer="layout" svg:x1="4.427cm" svg:y1="3.639cm" svg:x2="13.552cm" svg:y2="3.639cm">
          <text:p/>
        </draw:line>
        <draw:line draw:style-name="gr8" draw:text-style-name="P4" draw:layer="layout" svg:x1="17.408cm" svg:y1="5.29cm" svg:x2="17.956cm" svg:y2="5.29cm">
          <text:p/>
        </draw:line>
        <draw:line draw:style-name="gr8" draw:text-style-name="P4" draw:layer="layout" svg:x1="17.408cm" svg:y1="4.742cm" svg:x2="17.956cm" svg:y2="4.742cm">
          <text:p/>
        </draw:line>
        <draw:line draw:style-name="gr8" draw:text-style-name="P4" draw:layer="layout" svg:x1="17.408cm" svg:y1="3.647cm" svg:x2="17.956cm" svg:y2="3.647cm">
          <text:p/>
        </draw:line>
        <draw:frame draw:style-name="gr9" draw:text-style-name="P8" draw:layer="layout" svg:width="3.018cm" svg:height="0.893cm" svg:x="17.667cm" svg:y="4.291cm">
          <draw:text-box>
            <text:p><text:span text:style-name="T3">match </text:span><text:span text:style-name="T4">1</text:span></text:p>
          </draw:text-box>
        </draw:frame>
        <draw:frame draw:style-name="gr11" draw:text-style-name="P8" draw:layer="layout" svg:width="3.018cm" svg:height="0.892cm" svg:x="17.669cm" svg:y="4.841cm">
          <draw:text-box>
            <text:p><text:span text:style-name="T3">match </text:span><text:span text:style-name="T4">0</text:span></text:p>
          </draw:text-box>
        </draw:frame>
        <draw:line draw:style-name="gr4" draw:text-style-name="P4" draw:layer="layout" svg:x1="2.83cm" svg:y1="10.325cm" svg:x2="2.83cm" svg:y2="10.873cm">
          <text:p/>
        </draw:line>
        <draw:g>
          <draw:line draw:style-name="gr4" draw:text-style-name="P4" draw:layer="layout" svg:x1="2.833cm" svg:y1="11.535cm" svg:x2="2.833cm" svg:y2="11.316cm">
            <text:p/>
          </draw:line>
          <draw:line draw:style-name="gr4" draw:text-style-name="P4" draw:layer="layout" svg:x1="2.44cm" svg:y1="11.336cm" svg:x2="2.858cm" svg:y2="11.336cm">
            <text:p/>
          </draw:line>
          <draw:line draw:style-name="gr4" draw:text-style-name="P4" draw:layer="layout" svg:x1="2.464cm" svg:y1="11.336cm" svg:x2="2.464cm" svg:y2="10.898cm">
            <text:p/>
          </draw:line>
          <draw:line draw:style-name="gr4" draw:text-style-name="P4" draw:layer="layout" svg:x1="2.833cm" svg:y1="10.918cm" svg:x2="2.833cm" svg:y2="10.699cm">
            <text:p/>
          </draw:line>
          <draw:line draw:style-name="gr4" draw:text-style-name="P4" draw:layer="layout" svg:x1="2.44cm" svg:y1="10.896cm" svg:x2="2.858cm" svg:y2="10.896cm">
            <text:p/>
          </draw:line>
          <draw:line draw:style-name="gr4" draw:text-style-name="P4" draw:layer="layout" svg:x1="2.263cm" svg:y1="11.336cm" svg:x2="2.263cm" svg:y2="10.898cm">
            <text:p/>
          </draw:line>
        </draw:g>
        <draw:line draw:style-name="gr4" draw:text-style-name="P4" draw:layer="layout" svg:x1="1.958cm" svg:y1="11.101cm" svg:x2="2.287cm" svg:y2="11.101cm">
          <text:p/>
        </draw:line>
        <draw:frame draw:style-name="gr7" draw:text-style-name="P8" draw:layer="layout" svg:width="2.556cm" svg:height="1.039cm" svg:x="0.759cm" svg:y="10.717cm">
          <draw:text-box>
            <text:p><text:span text:style-name="T3">pchg</text:span></text:p>
          </draw:text-box>
        </draw:frame>
        <draw:line draw:style-name="gr4" draw:text-style-name="P4" draw:layer="layout" svg:x1="0.989cm" svg:y1="10.795cm" svg:x2="1.902cm" svg:y2="10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1-01-05T22:10:06.449177174</dc:date>
    <meta:editing-duration>P2DT10H42M39S</meta:editing-duration>
    <meta:editing-cycles>69</meta:editing-cycles>
    <meta:generator>LibreOffice/6.0.7.3$Linux_X86_64 LibreOffice_project/00m0$Build-3</meta:generator>
    <meta:document-statistic meta:object-count="249"/>
  </office:meta>
</office:document-meta>
</file>